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287cm"/>
      <style:paragraph-properties style:writing-mode="lr-tb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-color="#b3b3b3" draw:textarea-horizontal-align="justify" draw:textarea-vertical-align="middle" draw:auto-grow-height="false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00ff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b3b3b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3cm" svg:height="6.438cm" svg:x="1cm" svg:y="1.49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96cm" svg:height="0.738cm" svg:x="1.709cm" svg:y="8.003cm">
          <draw:text-box>
            <text:p text:style-name="P2"><text:span text:style-name="T1">Java RTOS Task</text:span></text:p>
          </draw:text-box>
        </draw:frame>
        <draw:line draw:style-name="gr3" draw:text-style-name="P2" draw:layer="layout" svg:x1="3.2cm" svg:y1="3.953cm" svg:x2="5.138cm" svg:y2="3.953cm">
          <text:p/>
        </draw:line>
        <draw:line draw:style-name="gr4" draw:text-style-name="P2" draw:layer="layout" svg:x1="3.2cm" svg:y1="5.553cm" svg:x2="5.138cm" svg:y2="5.553cm">
          <text:p/>
        </draw:line>
        <draw:line draw:style-name="gr5" draw:text-style-name="P2" draw:layer="layout" svg:x1="4.175cm" svg:y1="2.27cm" svg:x2="4.175cm" svg:y2="7.35cm">
          <text:p/>
        </draw:line>
        <draw:custom-shape draw:style-name="gr6" draw:text-style-name="P2" draw:layer="layout" svg:width="1.27cm" svg:height="6.35cm" svg:x="6.715cm" svg:y="1.535cm">
          <text:p text:style-name="P2">t</text:p>
          <text:p text:style-name="P2">i</text:p>
          <text:p text:style-name="P2">m</text:p>
          <text:p text:style-name="P2">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76cm" svg:height="2.189cm" svg:x="2.677cm" svg:y="1.795cm">
          <text:p text:style-name="P2"><text:span text:style-name="T2">G</text:span></text:p>
          <text:p text:style-name="P2"><text:span text:style-name="T2">T</text:span></text:p>
          <text:p text:style-name="P2"><text:span text:style-name="T2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76cm" svg:height="2.189cm" svg:x="1.877cm" svg:y="1.796cm">
          <text:p text:style-name="P2"><text:span text:style-name="T2">G</text:span></text:p>
          <text:p text:style-name="P2"><text:span text:style-name="T2">T</text:span></text:p>
          <text:p text:style-name="P2"><text:span text:style-name="T2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76cm" svg:height="2.189cm" svg:x="1.077cm" svg:y="1.796cm">
          <text:p text:style-name="P2"><text:span text:style-name="T2">G</text:span></text:p>
          <text:p text:style-name="P2"><text:span text:style-name="T2">T</text:span></text:p>
          <text:p text:style-name="P2"><text:span text:style-name="T2">1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76cm" svg:height="2.189cm" svg:x="2.677cm" svg:y="5.595cm">
          <text:p text:style-name="P2"><text:span text:style-name="T2">G</text:span></text:p>
          <text:p text:style-name="P2"><text:span text:style-name="T2">T</text:span></text:p>
          <text:p text:style-name="P2"><text:span text:style-name="T2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76cm" svg:height="2.189cm" svg:x="1.877cm" svg:y="5.596cm">
          <text:p text:style-name="P2"><text:span text:style-name="T2">G</text:span></text:p>
          <text:p text:style-name="P2"><text:span text:style-name="T2">T</text:span></text:p>
          <text:p text:style-name="P2"><text:span text:style-name="T2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0.76cm" svg:height="2.189cm" svg:x="1.077cm" svg:y="5.596cm">
          <text:p text:style-name="P2"><text:span text:style-name="T2">G</text:span></text:p>
          <text:p text:style-name="P2"><text:span text:style-name="T2">T</text:span></text:p>
          <text:p text:style-name="P2"><text:span text:style-name="T2">1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76cm" svg:height="1.731cm" svg:x="4.977cm" svg:y="3.8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